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a99ca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99ca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99ca" style:font-size-asian="14pt" style:font-name-complex="Times New Roman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a99ca" style:font-size-asian="14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591f9" style:font-size-asian="14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591f9" style:font-size-asian="14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5d0d1" style:font-size-asian="14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4b0273" style:font-size-asian="14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71823" style:font-size-asian="14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30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31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32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33" style:family="paragraph" style:parent-style-name="Standard">
      <style:paragraph-properties fo:line-height="100%"/>
      <style:text-properties style:font-name="Times New Roman" fo:font-size="12pt" fo:language="uk" fo:country="UA" officeooo:paragraph-rsid="005a99ca" style:font-size-asian="12pt" style:font-name-complex="Times New Roman" style:font-size-complex="12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4b0273" style:font-size-asian="12pt" style:font-name-complex="Times New Roman" style:font-size-complex="12pt"/>
    </style:style>
    <style:style style:name="P3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3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3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a99ca"/>
    </style:style>
    <style:style style:name="P40" style:family="paragraph" style:parent-style-name="Standard">
      <style:paragraph-properties fo:line-height="100%" fo:text-align="center" style:justify-single-word="false"/>
      <style:text-properties officeooo:paragraph-rsid="00571823"/>
    </style:style>
    <style:style style:name="P41" style:family="paragraph" style:parent-style-name="Standard">
      <style:paragraph-properties fo:line-height="100%"/>
      <style:text-properties officeooo:paragraph-rsid="004b0273"/>
    </style:style>
    <style:style style:name="P42" style:family="paragraph" style:parent-style-name="Standard">
      <style:text-properties officeooo:paragraph-rsid="0048ab69"/>
    </style:style>
    <style:style style:name="P43" style:family="paragraph" style:parent-style-name="Standard">
      <style:text-properties officeooo:paragraph-rsid="004b0273"/>
    </style:style>
    <style:style style:name="P44" style:family="paragraph" style:parent-style-name="Text_20_body">
      <style:text-properties officeooo:paragraph-rsid="004b0273"/>
    </style:style>
    <style:style style:name="P4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4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5a99ca" style:font-size-asian="12pt" style:font-name-complex="Times New Roman" style:font-size-complex="12pt"/>
    </style:style>
    <style:style style:name="P4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4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5aeb78" style:font-size-asian="12pt" style:font-name-complex="Times New Roman" style:font-size-complex="12pt"/>
    </style:style>
    <style:style style:name="P49" style:family="paragraph" style:parent-style-name="Standard">
      <style:paragraph-properties fo:line-height="100%"/>
      <style:text-properties style:font-name="Times New Roman" fo:font-size="12pt" fo:language="uk" fo:country="UA" officeooo:paragraph-rsid="005aeb78" style:font-size-asian="12pt" style:font-name-complex="Times New Roman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5aeb78" style:font-size-asian="12pt" style:font-name-complex="Times New Roman" style:font-size-complex="12pt"/>
    </style:style>
    <style:style style:name="P5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54" style:family="paragraph" style:parent-style-name="Standard">
      <style:paragraph-properties fo:line-height="100%"/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55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5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58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aeb78" style:font-size-asian="14pt" style:font-name-complex="Times New Roman" style:font-size-complex="12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aeb78" style:font-size-asian="14pt" style:font-weight-asian="bold" style:font-name-complex="Times New Roman" style:font-size-complex="12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aeb78" style:font-size-asian="14pt" style:font-weight-asian="bold" style:font-name-complex="Times New Roman" style:font-size-complex="12pt"/>
    </style:style>
    <style:style style:name="P6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5aeb78" style:font-size-asian="14pt" style:font-weight-asian="bold" style:font-name-complex="Times New Roman" style:font-size-complex="14pt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aeb78" style:font-size-asian="14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5aeb78" style:font-size-asian="14pt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aeb78" style:font-size-asian="14pt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line-height="100%" fo:text-align="center" style:justify-single-word="false"/>
      <style:text-properties officeooo:paragraph-rsid="0055d0d1"/>
    </style:style>
    <style:style style:name="P66" style:family="paragraph" style:parent-style-name="Standard">
      <style:paragraph-properties fo:line-height="100%" fo:text-align="center" style:justify-single-word="false"/>
      <style:text-properties officeooo:paragraph-rsid="00571823"/>
    </style:style>
    <style:style style:name="P67" style:family="paragraph" style:parent-style-name="Standard">
      <style:paragraph-properties fo:line-height="100%" fo:text-align="center" style:justify-single-word="false"/>
      <style:text-properties officeooo:paragraph-rsid="005aeb78"/>
    </style:style>
    <style:style style:name="P6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aeb78"/>
    </style:style>
    <style:style style:name="P69" style:family="paragraph" style:parent-style-name="Standard">
      <style:paragraph-properties fo:line-height="100%"/>
      <style:text-properties officeooo:paragraph-rsid="005aeb78"/>
    </style:style>
    <style:style style:name="P70" style:family="paragraph" style:parent-style-name="Standard">
      <style:text-properties officeooo:paragraph-rsid="004b0273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style:font-name="Times New Roman" fo:font-size="14pt" fo:language="uk" fo:country="UA" officeooo:rsid="005a99ca" style:font-size-asian="14pt" style:font-name-complex="Times New Roman" style:font-size-complex="12pt"/>
    </style:style>
    <style:style style:name="T5" style:family="text">
      <style:text-properties style:font-name="Times New Roman" fo:font-size="14pt" fo:language="uk" fo:country="UA" fo:font-weight="bold" officeooo:rsid="0055d0d1" style:font-size-asian="14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4pt" fo:language="uk" fo:country="UA" fo:font-weight="bold" officeooo:rsid="005a99ca" style:font-size-asian="14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4pt" fo:language="uk" fo:country="UA" fo:font-weight="bold" officeooo:rsid="0050c0e0" style:font-size-asian="14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4pt" fo:language="uk" fo:country="UA" fo:font-weight="normal" officeooo:rsid="0055d0d1" style:font-size-asian="14pt" style:font-weight-asian="normal" style:font-name-complex="Times New Roman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4pt" style:font-weight-complex="normal"/>
    </style:style>
    <style:style style:name="T10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4pt" style:font-weight-complex="normal"/>
    </style:style>
    <style:style style:name="T11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6pt" style:font-weight-complex="normal"/>
    </style:style>
    <style:style style:name="T13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6pt" style:font-weight-complex="normal"/>
    </style:style>
    <style:style style:name="T14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6pt" style:font-weight-complex="normal"/>
    </style:style>
    <style:style style:name="T15" style:family="text">
      <style:text-properties officeooo:rsid="000f0310"/>
    </style:style>
    <style:style style:name="T16" style:family="text">
      <style:text-properties officeooo:rsid="0010dd33"/>
    </style:style>
    <style:style style:name="T17" style:family="text">
      <style:text-properties officeooo:rsid="0014585f"/>
    </style:style>
    <style:style style:name="T18" style:family="text">
      <style:text-properties officeooo:rsid="0042ad5b"/>
    </style:style>
    <style:style style:name="T19" style:family="text">
      <style:text-properties officeooo:rsid="00454823"/>
    </style:style>
    <style:style style:name="T20" style:family="text">
      <style:text-properties officeooo:rsid="0048ab69"/>
    </style:style>
    <style:style style:name="T21" style:family="text">
      <style:text-properties officeooo:rsid="004b0273"/>
    </style:style>
    <style:style style:name="T22" style:family="text">
      <style:text-properties officeooo:rsid="0050c0e0"/>
    </style:style>
    <style:style style:name="T23" style:family="text">
      <style:text-properties officeooo:rsid="00117476"/>
    </style:style>
    <style:style style:name="T24" style:family="text">
      <style:text-properties officeooo:rsid="00571823" style:font-size-complex="16pt" style:font-weight-complex="normal"/>
    </style:style>
    <style:style style:name="T25" style:family="text">
      <style:text-properties officeooo:rsid="005aeb78" style:font-size-complex="16pt" style:font-weight-complex="normal"/>
    </style:style>
    <style:style style:name="T26" style:family="text">
      <style:text-properties officeooo:rsid="00571823" style:font-weight-complex="normal"/>
    </style:style>
    <style:style style:name="T27" style:family="text">
      <style:text-properties officeooo:rsid="00596806"/>
    </style:style>
    <style:style style:name="T28" style:family="text">
      <style:text-properties fo:font-size="12pt" officeooo:rsid="0014585f" style:font-size-asian="12pt"/>
    </style:style>
    <style:style style:name="T29" style:family="text">
      <style:text-properties fo:font-size="12pt" officeooo:rsid="007492e0" style:font-size-asian="12pt"/>
    </style:style>
    <style:style style:name="T30" style:family="text">
      <style:text-properties officeooo:rsid="005a99ca"/>
    </style:style>
    <style:style style:name="T31" style:family="text">
      <style:text-properties officeooo:rsid="005aeb78"/>
    </style:style>
    <style:style style:name="T32" style:family="text">
      <style:text-properties officeooo:rsid="005b7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Standard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5">Заступник</text:span> директора _________ М.В. Савіна<text:tab/><text:tab/><text:tab/><text:tab/><text:tab/><text:tab/><text:tab/><text:tab/><text:span text:style-name="T15">Д</text:span>иректор <text:span text:style-name="T15">школи</text:span> ____________ Л.М. Воробйов</text:p>
      <text:p text:style-name="P7">____________ 201<text:span text:style-name="T27">9</text:span> р.<text:tab/><text:tab/><text:tab/><text:tab/><text:tab/><text:tab/><text:tab/><text:tab/><text:tab/><text:tab/><text:tab/><text:tab/><text:tab/><text:tab/><text:tab/>_____________ 201<text:span text:style-name="T27">9</text:span> р.</text:p>
      <text:p text:style-name="P7">____________ 20<text:span text:style-name="T27">20</text:span> р.<text:tab/><text:tab/><text:tab/><text:tab/><text:tab/><text:tab/><text:tab/><text:tab/><text:tab/><text:tab/><text:tab/><text:tab/><text:tab/><text:tab/><text:tab/>_____________ 20<text:span text:style-name="T27">20</text:span> р.</text:p>
      <text:p text:style-name="P29"/>
      <text:p text:style-name="P29"/>
      <text:p text:style-name="P29"/>
      <text:p text:style-name="P19">Календарно-тематичне планування</text:p>
      <text:p text:style-name="P19">з <text:span text:style-name="T18">і</text:span>нформатики для <text:span text:style-name="T19">11</text:span> класів</text:p>
      <text:p text:style-name="P19"><text:span text:style-name="T15">в</text:span>читель Трубіцина А.Л.</text:p>
      <text:p text:style-name="P19">201<text:span text:style-name="T27">9</text:span>-20<text:span text:style-name="T27">20</text:span> н.р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19">11 </text:span>класу</text:p>
      <text:p text:style-name="P4">загальноосвітніх навчальних закладів <text:span text:style-name="T16">затверджена Міністерством освіти і науки України</text:span></text:p>
      <text:p text:style-name="P13">(Наказ МОН від <text:span text:style-name="T23">07.06.2017 №804</text:span>)</text:p>
      <text:p text:style-name="P10"/>
      <text:p text:style-name="P10"/>
      <text:p text:style-name="P29"/>
      <text:p text:style-name="P45"><text:tab/></text:p>
      <text:p text:style-name="P17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32"/>
      <text:p text:style-name="P38"><text:span text:style-name="T2">Погоджено на засіданні </text:span><text:span text:style-name="T3">Ш</text:span><text:span text:style-name="T2">МО <text:tab/><text:tab/><text:tab/>Погоджено на засіданні </text:span><text:span text:style-name="T3">Ш</text:span><text:span text:style-name="T2">МО</text:span></text:p>
      <text:p text:style-name="P2">протокол № _____ від ___________ р. <text:tab/><text:tab/><text:tab/>протокол № _____ від ___________ р.</text:p>
      <text:p text:style-name="P15"><text:span text:style-name="T29">кер. </text:span><text:span text:style-name="T28">Ш</text:span><text:span text:style-name="T29">МО _________________ В.В. Маляренко <text:tab/><text:tab/><text:tab/>кер. </text:span><text:span text:style-name="T28">Ш</text:span><text:span text:style-name="T29">МО _________________ В.В. Маляренко <text:tab/></text:span></text:p>
      <text:p text:style-name="P51"/>
      <text:p text:style-name="P5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15">Заступник</text:span> директора _________ М.В. Савіна<text:tab/><text:tab/><text:tab/><text:tab/><text:tab/><text:tab/><text:tab/><text:tab/><text:span text:style-name="T15">Д</text:span>иректор <text:span text:style-name="T15">школи</text:span> ____________ Л.М. Воробйов</text:p>
      <text:p text:style-name="P8">____________ 201<text:span text:style-name="T22">8</text:span> р.<text:tab/><text:tab/><text:tab/><text:tab/><text:tab/><text:tab/><text:tab/><text:tab/><text:tab/><text:tab/><text:tab/><text:tab/><text:tab/><text:tab/><text:tab/>_____________ 201<text:span text:style-name="T22">8</text:span> р.</text:p>
      <text:p text:style-name="P8">____________ 201<text:span text:style-name="T22">9</text:span> р.<text:tab/><text:tab/><text:tab/><text:tab/><text:tab/><text:tab/><text:tab/><text:tab/><text:tab/><text:tab/><text:tab/><text:tab/><text:tab/><text:tab/><text:tab/>_____________ 201<text:span text:style-name="T22">9</text:span> р.</text:p>
      <text:p text:style-name="P30"/>
      <text:p text:style-name="P30"/>
      <text:p text:style-name="P30"/>
      <text:p text:style-name="P20">Календарно-тематичне планування</text:p>
      <text:p text:style-name="P20">з <text:span text:style-name="T18">і</text:span>нформатики для <text:span text:style-name="T19">11</text:span> класів</text:p>
      <text:p text:style-name="P20"><text:span text:style-name="T15">в</text:span>читель Трубіцина А.Л.</text:p>
      <text:p text:style-name="P20">201<text:span text:style-name="T22">8</text:span>-201<text:span text:style-name="T22">9</text:span> н.р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>Джерело: Програма для загальноосвітніх навчальних закладів.</text:p>
      <text:p text:style-name="P5">Інформатика навчальна програма <text:span text:style-name="T20">академічного рівня </text:span>для учнів <text:span text:style-name="T19">11 </text:span>класу</text:p>
      <text:p text:style-name="P5">загальноосвітніх навчальних закладів <text:span text:style-name="T16">затверджена Міністерством освіти і науки України</text:span></text:p>
      <text:p text:style-name="P13">(Наказ МОН від <text:span text:style-name="T23">07.06.2017 №804</text:span>)</text:p>
      <text:p text:style-name="P11"/>
      <text:p text:style-name="P11"/>
      <text:p text:style-name="P30"/>
      <text:p text:style-name="P3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17">Ш</text:span>МО _________________ В.В. Маляренко </text:p>
      <text:p text:style-name="P1"/>
      <text:p text:style-name="P42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44"/>
      <text:p text:style-name="P43"/>
      <text:p text:style-name="P9">ПОГОДЖЕНО<text:tab/><text:tab/><text:tab/><text:tab/><text:tab/><text:tab/><text:tab/><text:tab/><text:tab/><text:tab/><text:tab/><text:tab/><text:tab/><text:tab/><text:tab/><text:tab/><text:tab/>ЗАТВЕРДЖЕНО</text:p>
      <text:p text:style-name="P9"><text:span text:style-name="T15">Заступник</text:span> директора _________ <text:span text:style-name="T21">О</text:span>.<text:span text:style-name="T21">М</text:span>. <text:span text:style-name="T21">Невтира</text:span><text:tab/><text:tab/><text:tab/><text:tab/><text:tab/><text:tab/><text:tab/><text:tab/><text:span text:style-name="T15">Д</text:span>иректор <text:span text:style-name="T15">школи</text:span> ____________ Л.М. Воробйов</text:p>
      <text:p text:style-name="P9">____________ 201<text:span text:style-name="T30">9</text:span> р.<text:tab/><text:tab/><text:tab/><text:tab/><text:tab/><text:tab/><text:tab/><text:tab/><text:tab/><text:tab/><text:tab/><text:tab/><text:tab/><text:tab/><text:tab/>_____________ 201<text:span text:style-name="T30">9</text:span> р.</text:p>
      <text:p text:style-name="P41"><text:span text:style-name="T2">____________ 20</text:span><text:span text:style-name="T4">20</text:span><text:span text:style-name="T2">р.<text:tab/><text:tab/><text:tab/><text:tab/><text:tab/><text:tab/><text:tab/><text:tab/><text:tab/><text:tab/><text:tab/><text:tab/><text:tab/><text:tab/><text:tab/>_____________ 20</text:span><text:span text:style-name="T4">20</text:span><text:span text:style-name="T2"> р.</text:span></text:p>
      <text:p text:style-name="P31"/>
      <text:p text:style-name="P31"/>
      <text:p text:style-name="P31"/>
      <text:p text:style-name="P31"/>
      <text:p text:style-name="P21">Календарно-тематичне планування </text:p>
      <text:p text:style-name="P22">роботи з обдарованими учнями</text:p>
      <text:p text:style-name="P40"><text:span text:style-name="T5">201</text:span><text:span text:style-name="T7">9</text:span><text:span text:style-name="T5">-202</text:span><text:span text:style-name="T6">0</text:span><text:span text:style-name="T5"> н.р.</text:span></text:p>
      <text:p text:style-name="P26"/>
      <text:p text:style-name="P24">Джерело: Програма курсу за вибором </text:p>
      <text:p text:style-name="P65"><text:span text:style-name="T8">“Основи к</text:span><text:span text:style-name="T9">ібербезпеки</text:span><text:span text:style-name="T8">”</text:span></text:p>
      <text:p text:style-name="P40"><text:span text:style-name="T10">(Автори </text:span><text:span text:style-name="T12">Войцеховський М.О., </text:span><text:span text:style-name="T13">Проценко Т.Г., </text:span><text:span text:style-name="T12">Г</text:span><text:span text:style-name="T13">апонюк</text:span><text:span text:style-name="T12"> </text:span><text:span text:style-name="T13">Ю<text:tab/></text:span><text:span text:style-name="T12">.М.</text:span><text:span text:style-name="T10">)</text:span></text:p>
      <text:p text:style-name="P25"/>
      <text:p text:style-name="P23"/>
      <text:p text:style-name="P34"/>
      <text:p text:style-name="P6"/>
      <text:p text:style-name="P12"/>
      <text:p text:style-name="P46"><text:tab/></text:p>
      <text:p text:style-name="P18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33"/>
      <text:p text:style-name="P39"><text:span text:style-name="T2">Погоджено на засіданні </text:span><text:span text:style-name="T3">Ш</text:span><text:span text:style-name="T2">МО <text:tab/><text:tab/><text:tab/>Погоджено на засіданні </text:span><text:span text:style-name="T3">Ш</text:span><text:span text:style-name="T2">МО</text:span></text:p>
      <text:p text:style-name="P3">протокол № _____ від ___________ р. <text:tab/><text:tab/><text:tab/>протокол № _____ від ___________ р.</text:p>
      <text:p text:style-name="P16"><text:span text:style-name="T29">кер. </text:span><text:span text:style-name="T28">Ш</text:span><text:span text:style-name="T29">МО _________________ В.В. Маляренко <text:tab/><text:tab/><text:tab/>кер. </text:span><text:span text:style-name="T28">Ш</text:span><text:span text:style-name="T29">МО _________________ В.В. Маляренко <text:tab/></text:span></text:p>
      <text:p text:style-name="P14"/>
      <text:p text:style-name="P31"/>
      <text:p text:style-name="P47"><text:tab/><text:tab/></text:p>
      <text:p text:style-name="P43"/>
      <text:p text:style-name="P43"/>
      <text:p text:style-name="P43"/>
      <text:p text:style-name="P54"><text:soft-page-break/></text:p>
      <text:p text:style-name="P54"/>
      <text:p text:style-name="P54"/>
      <text:p text:style-name="P54">ПОГОДЖЕНО<text:tab/><text:tab/><text:tab/><text:tab/><text:tab/><text:tab/><text:tab/><text:tab/><text:tab/><text:tab/><text:tab/><text:tab/><text:tab/><text:tab/><text:tab/><text:tab/><text:tab/>ЗАТВЕРДЖЕНО</text:p>
      <text:p text:style-name="P54"><text:span text:style-name="T15">Заступник</text:span> директора _________ <text:span text:style-name="T21">О</text:span>.<text:span text:style-name="T21">М</text:span>. <text:span text:style-name="T21">Невтира</text:span><text:tab/><text:tab/><text:tab/><text:tab/><text:tab/><text:tab/><text:tab/><text:tab/><text:span text:style-name="T15">Д</text:span>иректор <text:span text:style-name="T15">школи</text:span> ____________ Л.М. Воробйов</text:p>
      <text:p text:style-name="P54">____________ 201<text:span text:style-name="T30">9</text:span> р.<text:tab/><text:tab/><text:tab/><text:tab/><text:tab/><text:tab/><text:tab/><text:tab/><text:tab/><text:tab/><text:tab/><text:tab/><text:tab/><text:tab/><text:tab/>_____________ 201<text:span text:style-name="T30">9</text:span> р.</text:p>
      <text:p text:style-name="P69"><text:span text:style-name="T2">____________ 20</text:span><text:span text:style-name="T4">20</text:span><text:span text:style-name="T2">р.<text:tab/><text:tab/><text:tab/><text:tab/><text:tab/><text:tab/><text:tab/><text:tab/><text:tab/><text:tab/><text:tab/><text:tab/><text:tab/><text:tab/><text:tab/>_____________ 20</text:span><text:span text:style-name="T4">20</text:span><text:span text:style-name="T2"> р.</text:span></text:p>
      <text:p text:style-name="P49"/>
      <text:p text:style-name="P49"/>
      <text:p text:style-name="P49"/>
      <text:p text:style-name="P49"/>
      <text:p text:style-name="P59">Календарно-тематичне планування </text:p>
      <text:p text:style-name="P60">роботи з обдарованими учнями</text:p>
      <text:p text:style-name="P67"><text:span text:style-name="T5">201</text:span><text:span text:style-name="T7">9</text:span><text:span text:style-name="T5">-202</text:span><text:span text:style-name="T6">0</text:span><text:span text:style-name="T5"> н.р.</text:span></text:p>
      <text:p text:style-name="P62"/>
      <text:p text:style-name="P64">Джерело: Програма курсу за вибором </text:p>
      <text:p text:style-name="P67"><text:span text:style-name="T8">“Основи І</text:span><text:span text:style-name="T11">нтернету речей</text:span><text:span text:style-name="T8">”</text:span></text:p>
      <text:p text:style-name="P67"><text:span text:style-name="T10">(Автори </text:span><text:span text:style-name="T11">Бойко Ю.В., </text:span><text:span text:style-name="T12">Войцеховський М.О., </text:span><text:span text:style-name="T14">Дзюба С.М., </text:span><text:span text:style-name="T13">Проценко Т.Г.</text:span><text:span text:style-name="T10">)</text:span></text:p>
      <text:p text:style-name="P63"/>
      <text:p text:style-name="P61"/>
      <text:p text:style-name="P50"/>
      <text:p text:style-name="P53"/>
      <text:p text:style-name="P56"/>
      <text:p text:style-name="P48"><text:tab/></text:p>
      <text:p text:style-name="P58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49"/>
      <text:p text:style-name="P68"><text:span text:style-name="T2">Погоджено на засіданні </text:span><text:span text:style-name="T3">Ш</text:span><text:span text:style-name="T2">МО <text:tab/><text:tab/><text:tab/>Погоджено на засіданні </text:span><text:span text:style-name="T3">Ш</text:span><text:span text:style-name="T2">МО</text:span></text:p>
      <text:p text:style-name="P52">протокол № _____ від ___________ р. <text:tab/><text:tab/><text:tab/>протокол № _____ від ___________ р.</text:p>
      <text:p text:style-name="P57"><text:span text:style-name="T29">кер. </text:span><text:span text:style-name="T28">Ш</text:span><text:span text:style-name="T29">МО _________________ В.В. Маляренко <text:tab/><text:tab/><text:tab/>кер. </text:span><text:span text:style-name="T28">Ш</text:span><text:span text:style-name="T29">МО _________________ В.В. Маляренко <text:tab/></text:span></text:p>
      <text:p text:style-name="P55"/>
      <text:p text:style-name="P49"/>
      <text:p text:style-name="P48"><text:tab/><text:tab/></text:p>
      <text:p text:style-name="P3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7:00:56.280134811</dc:date>
    <meta:editing-duration>PT1H42M19S</meta:editing-duration>
    <meta:editing-cycles>33</meta:editing-cycles>
    <meta:generator>LibreOffice/6.3.1.2$Linux_X86_64 LibreOffice_project/30$Build-2</meta:generator>
    <meta:document-statistic meta:table-count="0" meta:image-count="0" meta:object-count="0" meta:page-count="4" meta:paragraph-count="64" meta:word-count="339" meta:character-count="2884" meta:non-whitespace-character-count="2292"/>
  </office:meta>
</office:document-meta>
</file>